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 table:tab-color="#616161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2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6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30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31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3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06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second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named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profess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" calcext:value-type="string">
            <text:p>unknown 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Husband</text:p>
          </table:table-cell>
          <table:table-cell table:number-columns-repeated="2"/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Husband " calcext:value-type="string">
            <text:p>Husband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Father</text:p>
          </table:table-cell>
          <table:table-cell table:number-columns-repeated="2"/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Father " calcext:value-type="string">
            <text:p>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/>
          <table:table-cell table:number-columns-repeated="101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Mother</text:p>
          </table:table-cell>
          <table:table-cell table:number-columns-repeated="2"/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Mother " calcext:value-type="string">
            <text:p>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Brother</text:p>
          </table:table-cell>
          <table:table-cell table:number-columns-repeated="2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Brother " calcext:value-type="string">
            <text:p>Bro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Sister</text:p>
          </table:table-cell>
          <table:table-cell table:number-columns-repeated="2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Sister " calcext:value-type="string">
            <text:p>Sis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Daughter</text:p>
          </table:table-cell>
          <table:table-cell table:number-columns-repeated="2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Daughter " calcext:value-type="string">
            <text:p>Daugh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Son</text:p>
          </table:table-cell>
          <table:table-cell table:number-columns-repeated="2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Son " calcext:value-type="string">
            <text:p>Son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Grandfather</text:p>
          </table:table-cell>
          <table:table-cell table:number-columns-repeated="2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Grandfather " calcext:value-type="string">
            <text:p>Grand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Grandmother</text:p>
          </table:table-cell>
          <table:table-cell table:number-columns-repeated="2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Grandmother " calcext:value-type="string">
            <text:p>Grand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string" calcext:value-type="string">
            <text:p>Oncle</text:p>
          </table:table-cell>
          <table:table-cell table:number-columns-repeated="2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Oncle " calcext:value-type="string">
            <text:p>Oncle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string" calcext:value-type="string">
            <text:p>Aunt</text:p>
          </table:table-cell>
          <table:table-cell table:number-columns-repeated="2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Aunt " calcext:value-type="string">
            <text:p>Aunt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string" calcext:value-type="string">
            <text:p>Cousin</text:p>
          </table:table-cell>
          <table:table-cell table:number-columns-repeated="2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Cousin " calcext:value-type="string">
            <text:p>Cousin 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ife</text:p>
          </table:table-cell>
          <table:table-cell table:number-columns-repeated="2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Wife " calcext:value-type="string">
            <text:p>Wife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S3:people.AMJ3 people.M3:people.P3 people.M2:people.AMJ2 people.A2:people.L1048576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3">
        <table:table-column table:style-name="co1" table:default-cell-style-name="ce21"/>
        <table:table-column table:style-name="co1" table:number-columns-repeated="2" table:default-cell-style-name="ce20"/>
        <table:table-column table:style-name="co1" table:default-cell-style-name="ce26"/>
        <table:table-column table:style-name="co1" table:default-cell-style-name="ce22"/>
        <table:table-column table:style-name="co1" table:number-columns-repeated="1019" table:default-cell-style-name="ce21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9" table:number-columns-repeated="5"/>
          <table:table-cell table:style-name="ce30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31"/>
          <table:table-cell table:style-name="ce31" office:value-type="string" calcext:value-type="string">
            <text:p>title</text:p>
          </table:table-cell>
          <table:table-cell table:style-name="ce31" table:number-columns-repeated="7"/>
          <table:table-cell table:style-name="ce31" office:value-type="string" calcext:value-type="string">
            <text:p>gender</text:p>
          </table:table-cell>
          <table:table-cell table:style-name="ce31" table:number-columns-repeated="7"/>
          <table:table-cell table:style-name="ce31" office:value-type="string" calcext:value-type="string">
            <text:p>religion</text:p>
          </table:table-cell>
          <table:table-cell table:style-name="ce31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.00.0000</text:date>, <text:time style:data-style-name="N2" text:time-value="21:59:51.2161184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1-19T22:00:02.343186116</dc:date>
    <dc:creator>Lorenz Hoffmann</dc:creator>
    <meta:editing-duration>PT28M31S</meta:editing-duration>
    <meta:editing-cycles>22</meta:editing-cycles>
    <meta:generator>LibreOffice/7.1.8.1$Linux_X86_64 LibreOffice_project/10$Build-1</meta:generator>
    <meta:document-statistic meta:table-count="3" meta:cell-count="112" meta:object-count="0"/>
  </office:meta>
</office:document-meta>
</file>